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9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cccc"/>
      <style:text-properties style:font-name="Courier New"/>
    </style:style>
    <style:style style:name="ce3" style:family="table-cell" style:parent-style-name="Default">
      <style:table-cell-properties fo:background-color="#ffff00"/>
      <style:text-properties style:font-name="Courier New"/>
    </style:style>
    <style:style style:name="ce4" style:family="table-cell" style:parent-style-name="Default">
      <style:table-cell-properties fo:background-color="#ffcc99"/>
      <style:text-properties style:font-name="Courier New"/>
    </style:style>
    <style:style style:name="ce5" style:family="table-cell" style:parent-style-name="Default">
      <style:text-properties fo:color="#ff0000" style:font-name="Courier New"/>
    </style:style>
    <style:style style:name="ce6" style:family="table-cell" style:parent-style-name="Default">
      <style:table-cell-properties fo:background-color="transparent"/>
      <style:text-properties style:font-name="Courier New"/>
    </style:style>
    <style:style style:name="ce7" style:family="table-cell" style:parent-style-name="Default">
      <style:table-cell-properties fo:background-color="#00ccc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cc99"/>
    </style:style>
    <style:style style:name="ce10" style:family="table-cell" style:parent-style-name="Default"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0000 0000 0000 0000</text:p>
          </table:table-cell>
          <table:table-cell office:value-type="string">
            <text:p>NO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0 0001 dddd rrrr</text:p>
          </table:table-cell>
          <table:table-cell office:value-type="string">
            <text:p>MOVW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0 0010 dddd rrrr</text:p>
          </table:table-cell>
          <table:table-cell office:value-type="string">
            <text:p>MUL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0 0011 0ddd 0rrr</text:p>
          </table:table-cell>
          <table:table-cell office:value-type="string">
            <text:p>MULSU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0000 0011 0ddd 1rrr</text:p>
          </table:table-cell>
          <table:table-cell table:style-name="ce8" office:value-type="string">
            <text:p>FMUL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0000 0011 1ddd 0rrr</text:p>
          </table:table-cell>
          <table:table-cell table:style-name="ce8" office:value-type="string">
            <text:p>FMUL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0000 0011 1ddd 1rrr</text:p>
          </table:table-cell>
          <table:table-cell table:style-name="ce8" office:value-type="string">
            <text:p>FMULSU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0 01rd dddd rrrr</text:p>
          </table:table-cell>
          <table:table-cell office:value-type="string">
            <text:p>CP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0 10rd dddd rrrr</text:p>
          </table:table-cell>
          <table:table-cell office:value-type="string">
            <text:p>SB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0 11rd dddd rrrr</text:p>
          </table:table-cell>
          <table:table-cell office:value-type="string">
            <text:p>ADD/LS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1 00rd dddd rrrr</text:p>
          </table:table-cell>
          <table:table-cell office:value-type="string">
            <text:p>CPS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1 01rd dddd rrrr</text:p>
          </table:table-cell>
          <table:table-cell office:value-type="string">
            <text:p>C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1 10rd dddd rrrr</text:p>
          </table:table-cell>
          <table:table-cell office:value-type="string">
            <text:p>SUB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01 11rd dddd rrrr</text:p>
          </table:table-cell>
          <table:table-cell office:value-type="string">
            <text:p>ADC/RO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10 00rd dddd rrrr</text:p>
          </table:table-cell>
          <table:table-cell office:value-type="string">
            <text:p>AND/T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10 01rd dddd rrrr</text:p>
          </table:table-cell>
          <table:table-cell office:value-type="string">
            <text:p>EOR/CL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10 10rd dddd rrrr</text:p>
          </table:table-cell>
          <table:table-cell office:value-type="string">
            <text:p>O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10 11rd dddd rrrr</text:p>
          </table:table-cell>
          <table:table-cell office:value-type="string">
            <text:p>MOV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011 KKKK dddd KKKK</text:p>
          </table:table-cell>
          <table:table-cell office:value-type="string">
            <text:p>CP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100 KKKK dddd KKKK</text:p>
          </table:table-cell>
          <table:table-cell office:value-type="string">
            <text:p>SBC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101 KKKK dddd KKKK</text:p>
          </table:table-cell>
          <table:table-cell office:value-type="string">
            <text:p>SUB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110 KKKK dddd KKKK</text:p>
          </table:table-cell>
          <table:table-cell office:value-type="string">
            <text:p>ORI/SB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111 KKKK dddd KKKK</text:p>
          </table:table-cell>
          <table:table-cell office:value-type="string">
            <text:p>ANDI/CBR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0 000d dddd 0000</text:p>
          </table:table-cell>
          <table:table-cell office:value-type="string">
            <text:p>LD (Z,i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0 000d dddd 1000</text:p>
          </table:table-cell>
          <table:table-cell office:value-type="string">
            <text:p>LD (Y,i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0 001r rrrr 0000</text:p>
          </table:table-cell>
          <table:table-cell office:value-type="string">
            <text:p>ST (Z,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0 001r rrrr 1000</text:p>
          </table:table-cell>
          <table:table-cell office:value-type="string">
            <text:p>ST (Y,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q0 qq0d dddd 0qqq</text:p>
          </table:table-cell>
          <table:table-cell office:value-type="string">
            <text:p>LD (Z,iv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q0 qq0d dddd 1qqq</text:p>
          </table:table-cell>
          <table:table-cell office:value-type="string">
            <text:p>LD (Y,iv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q0 qq1r rrrr 0qqq</text:p>
          </table:table-cell>
          <table:table-cell office:value-type="string">
            <text:p>ST (Z,iv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q0 qq1r rrrr 1qqq</text:p>
          </table:table-cell>
          <table:table-cell office:value-type="string">
            <text:p>ST (Y,iv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0000</text:p>
          </table:table-cell>
          <table:table-cell office:value-type="string">
            <text:p>LDS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0001</text:p>
          </table:table-cell>
          <table:table-cell office:value-type="string">
            <text:p>LD (Z,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0010</text:p>
          </table:table-cell>
          <table:table-cell office:value-type="string">
            <text:p>LD (Z,i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0100</text:p>
          </table:table-cell>
          <table:table-cell office:value-type="string">
            <text:p>LPM (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0101</text:p>
          </table:table-cell>
          <table:table-cell office:value-type="string">
            <text:p>LPM (i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0110</text:p>
          </table:table-cell>
          <table:table-cell office:value-type="string">
            <text:p>ELPM (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0111</text:p>
          </table:table-cell>
          <table:table-cell office:value-type="string">
            <text:p>ELPM (i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1001</text:p>
          </table:table-cell>
          <table:table-cell office:value-type="string">
            <text:p>LD (Y,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1010</text:p>
          </table:table-cell>
          <table:table-cell office:value-type="string">
            <text:p>LD (Y,i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1100</text:p>
          </table:table-cell>
          <table:table-cell office:value-type="string">
            <text:p>LD (X,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1101</text:p>
          </table:table-cell>
          <table:table-cell office:value-type="string">
            <text:p>LD (X,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1110</text:p>
          </table:table-cell>
          <table:table-cell office:value-type="string">
            <text:p>LD (X,iii)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0d dddd 1111</text:p>
          </table:table-cell>
          <table:table-cell office:value-type="string">
            <text:p>POP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>
            <text:p>1001 001d dddd 0000</text:p>
          </table:table-cell>
          <table:table-cell office:value-type="string">
            <text:p>STS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01r rrrr 0001</text:p>
          </table:table-cell>
          <table:table-cell office:value-type="string">
            <text:p>ST (Z,ii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01r rrrr 0010</text:p>
          </table:table-cell>
          <table:table-cell office:value-type="string">
            <text:p>ST (Z,iii)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string">
            <text:p>1001 001r rrrr 0100</text:p>
          </table:table-cell>
          <table:table-cell table:style-name="ce9" office:value-type="string">
            <text:p>XCH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string">
            <text:p>1001 001r rrrr 0101</text:p>
          </table:table-cell>
          <table:table-cell table:style-name="ce9" office:value-type="string">
            <text:p>LAS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string">
            <text:p>1001 001r rrrr 0110</text:p>
          </table:table-cell>
          <table:table-cell table:style-name="ce9" office:value-type="string">
            <text:p>LAC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string">
            <text:p>1001 001r rrrr 0111</text:p>
          </table:table-cell>
          <table:table-cell table:style-name="ce9" office:value-type="string">
            <text:p>LAT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01r rrrr 1001</text:p>
          </table:table-cell>
          <table:table-cell office:value-type="string">
            <text:p>ST (Y,ii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01r rrrr 1010</text:p>
          </table:table-cell>
          <table:table-cell office:value-type="string">
            <text:p>ST (Y,iii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01r rrrr 1100</text:p>
          </table:table-cell>
          <table:table-cell office:value-type="string">
            <text:p>ST (X,i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01r rrrr 1101</text:p>
          </table:table-cell>
          <table:table-cell office:value-type="string">
            <text:p>ST (X,ii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01r rrrr 1110</text:p>
          </table:table-cell>
          <table:table-cell office:value-type="string">
            <text:p>ST (X,iii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01d dddd 1111</text:p>
          </table:table-cell>
          <table:table-cell office:value-type="string">
            <text:p>PUSH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0 0sss 1000</text:p>
          </table:table-cell>
          <table:table-cell office:value-type="string">
            <text:p>BSET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0 1sss 1000</text:p>
          </table:table-cell>
          <table:table-cell office:value-type="string">
            <text:p>BCLR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string">
            <text:p>1001 0100 KKKK 1011</text:p>
          </table:table-cell>
          <table:table-cell table:style-name="ce9" office:value-type="string">
            <text:p>DES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k kkkk 110k</text:p>
          </table:table-cell>
          <table:table-cell office:value-type="string">
            <text:p>JMP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k kkkk 111k</text:p>
          </table:table-cell>
          <table:table-cell office:value-type="string">
            <text:p>CALL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d dddd 0000</text:p>
          </table:table-cell>
          <table:table-cell office:value-type="string">
            <text:p>COM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d dddd 0001</text:p>
          </table:table-cell>
          <table:table-cell office:value-type="string">
            <text:p>NEG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d dddd 0010</text:p>
          </table:table-cell>
          <table:table-cell office:value-type="string">
            <text:p>SWAP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d dddd 0011</text:p>
          </table:table-cell>
          <table:table-cell office:value-type="string">
            <text:p>INC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d dddd 0101</text:p>
          </table:table-cell>
          <table:table-cell office:value-type="string">
            <text:p>ASR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d dddd 0110</text:p>
          </table:table-cell>
          <table:table-cell office:value-type="string">
            <text:p>LSR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d dddd 0111</text:p>
          </table:table-cell>
          <table:table-cell office:value-type="string">
            <text:p>ROR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d dddd 1010</text:p>
          </table:table-cell>
          <table:table-cell office:value-type="string">
            <text:p>DEC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0 0000 1001</text:p>
          </table:table-cell>
          <table:table-cell office:value-type="string">
            <text:p>IJMP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0 0001 1001</text:p>
          </table:table-cell>
          <table:table-cell office:value-type="string">
            <text:p>EIJMP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1 0000 1001</text:p>
          </table:table-cell>
          <table:table-cell office:value-type="string">
            <text:p>ICALL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1 0001 1001</text:p>
          </table:table-cell>
          <table:table-cell office:value-type="string">
            <text:p>EICALL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1 0000 1000</text:p>
          </table:table-cell>
          <table:table-cell office:value-type="string">
            <text:p>RET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1001 0101 0001 1000</text:p>
          </table:table-cell>
          <table:table-cell office:value-type="string">
            <text:p>RET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0101 1000 1000</text:p>
          </table:table-cell>
          <table:table-cell office:value-type="string">
            <text:p>SLEE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0101 1001 1000</text:p>
          </table:table-cell>
          <table:table-cell office:value-type="string">
            <text:p>BREA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0101 1010 1000</text:p>
          </table:table-cell>
          <table:table-cell office:value-type="string">
            <text:p>WD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0101 1100 1000</text:p>
          </table:table-cell>
          <table:table-cell office:value-type="string">
            <text:p>LPM (i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0101 1101 1000</text:p>
          </table:table-cell>
          <table:table-cell office:value-type="string">
            <text:p>ELPM (i)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1001 0101 1110 1000</text:p>
          </table:table-cell>
          <table:table-cell table:style-name="ce8" office:value-type="string">
            <text:p>SPM (i-iii)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1001 0101 1111 1000</text:p>
          </table:table-cell>
          <table:table-cell table:style-name="ce8" office:value-type="string">
            <text:p>SPM (iv-vi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0110 KKdd KKKK</text:p>
          </table:table-cell>
          <table:table-cell office:value-type="string">
            <text:p>ADIW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0111 KKdd KKKK</text:p>
          </table:table-cell>
          <table:table-cell office:value-type="string">
            <text:p>SBIW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1000 AAAA Abbb</text:p>
          </table:table-cell>
          <table:table-cell office:value-type="string">
            <text:p>CB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1001 AAAA Abbb</text:p>
          </table:table-cell>
          <table:table-cell office:value-type="string">
            <text:p>SBI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1010 AAAA Abbb</text:p>
          </table:table-cell>
          <table:table-cell office:value-type="string">
            <text:p>SB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1011 AAAA Abbb</text:p>
          </table:table-cell>
          <table:table-cell office:value-type="string">
            <text:p>SBI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01 11rd dddd rrrr</text:p>
          </table:table-cell>
          <table:table-cell office:value-type="string">
            <text:p>MU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11 0AAd dddd AAAA</text:p>
          </table:table-cell>
          <table:table-cell office:value-type="string">
            <text:p>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011 1AAr rrrr AAAA</text:p>
          </table:table-cell>
          <table:table-cell office:value-type="string">
            <text:p>OU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100 kkkk kkkk kkkk</text:p>
          </table:table-cell>
          <table:table-cell office:value-type="string">
            <text:p>RJM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101 kkkk kkkk kkkk</text:p>
          </table:table-cell>
          <table:table-cell office:value-type="string">
            <text:p>RCAL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110 KKKK dddd KKKK</text:p>
          </table:table-cell>
          <table:table-cell office:value-type="string">
            <text:p>LD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111 00kk kkkk ksss</text:p>
          </table:table-cell>
          <table:table-cell office:value-type="string">
            <text:p>BRB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111 01kk kkkk ksss</text:p>
          </table:table-cell>
          <table:table-cell office:value-type="string">
            <text:p>BRB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111 100d dddd 0bbb</text:p>
          </table:table-cell>
          <table:table-cell office:value-type="string">
            <text:p>BL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111 101d dddd 0bbb</text:p>
          </table:table-cell>
          <table:table-cell office:value-type="string">
            <text:p>B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111 110r rrrr 0bbb</text:p>
          </table:table-cell>
          <table:table-cell office:value-type="string">
            <text:p>SBR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111 111r rrrr 0bbb</text:p>
          </table:table-cell>
          <table:table-cell office:value-type="string">
            <text:p>SBRS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5" office:value-type="string">
            <text:p>1010 0kkk dddd kkkk</text:p>
          </table:table-cell>
          <table:table-cell table:style-name="ce10" office:value-type="string">
            <text:p>LDS # 16-b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1010 1kkk dddd kkkk</text:p>
          </table:table-cell>
          <table:table-cell table:style-name="ce10" office:value-type="string">
            <text:p>STS # 16-bit</text:p>
          </table:table-cell>
          <table:table-cell table:number-columns-repeated="6"/>
        </table:table-row>
        <table:table-row table:style-name="ro1" table:number-rows-repeated="11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8"/>
        </table:table-row>
        <table:table-row table:style-name="ro1" table:number-rows-repeated="6">
          <table:table-cell/>
          <table:table-cell table:style-name="ce6"/>
          <table:table-cell table:style-name="ce1" table:number-columns-repeated="7"/>
        </table:table-row>
        <table:table-row table:style-name="ro1" table:number-rows-repeated="2">
          <table:table-cell/>
          <table:table-cell table:style-name="ce1" table:number-columns-repeated="8"/>
        </table:table-row>
        <table:table-row table:style-name="ro1">
          <table:table-cell/>
          <table:table-cell table:style-name="ce1"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00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CM </meta:initial-creator>
    <meta:creation-date>2012-06-16T01:07:41</meta:creation-date>
    <dc:date>2012-08-12T00:35:03</dc:date>
    <dc:creator>DCM </dc:creator>
    <meta:editing-duration>PT12H57M37S</meta:editing-duration>
    <meta:editing-cycles>49</meta:editing-cycles>
    <meta:generator>LibreOffice/3.3$Unix LibreOffice_project/330m19$Build-401</meta:generator>
    <meta:document-statistic meta:table-count="3" meta:cell-count="206" meta:object-count="0"/>
  </office:meta>
</office:document-meta>
</file>